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officeooo:paragraph-rsid="0009380b" style:font-weight-asian="bold" style:font-weight-complex="bold"/>
    </style:style>
    <style:style style:name="P2" style:family="paragraph" style:parent-style-name="Table_20_Contents">
      <style:text-properties style:font-name="Times New Roman" officeooo:rsid="0008c033" officeooo:paragraph-rsid="000b45cd"/>
    </style:style>
    <style:style style:name="P3" style:family="paragraph" style:parent-style-name="Table_20_Contents">
      <style:text-properties style:font-name="Times New Roman" officeooo:rsid="000c4c67" officeooo:paragraph-rsid="0009380b"/>
    </style:style>
    <style:style style:name="P4" style:family="paragraph" style:parent-style-name="Table_20_Contents">
      <style:text-properties style:font-name="Times New Roman" officeooo:paragraph-rsid="0009380b"/>
    </style:style>
    <style:style style:name="P5" style:family="paragraph" style:parent-style-name="Table_20_Contents">
      <style:text-properties style:font-name="Times New Roman" officeooo:rsid="000c9c2a" officeooo:paragraph-rsid="000c9c2a"/>
    </style:style>
    <style:style style:name="P6" style:family="paragraph" style:parent-style-name="Table_20_Contents">
      <style:text-properties style:font-name="Times New Roman" officeooo:rsid="000d10c9" officeooo:paragraph-rsid="000d10c9"/>
    </style:style>
    <style:style style:name="P7" style:family="paragraph" style:parent-style-name="Text_20_body">
      <style:paragraph-properties fo:text-align="center" style:justify-single-word="false"/>
      <style:text-properties officeooo:paragraph-rsid="0009380b"/>
    </style:style>
    <style:style style:name="P8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rsid="0003de3f" officeooo:paragraph-rsid="000f6bd8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Azione_20_attore" style:list-style-name="">
      <style:text-properties style:font-name="Times New Roman" officeooo:paragraph-rsid="000c9c2a"/>
    </style:style>
    <style:style style:name="P10" style:family="paragraph" style:parent-style-name="Azione_20_attore">
      <style:text-properties style:font-name="Times New Roman" officeooo:rsid="000c9c2a" officeooo:paragraph-rsid="000c9c2a"/>
    </style:style>
    <style:style style:name="P11" style:family="paragraph" style:parent-style-name="Azione_20_attore">
      <style:text-properties style:font-name="Times New Roman" officeooo:rsid="000ad213" officeooo:paragraph-rsid="0009380b"/>
    </style:style>
    <style:style style:name="P12" style:family="paragraph" style:parent-style-name="Azione_20_sistema">
      <style:text-properties style:font-name="Times New Roman" officeooo:rsid="000ad213" officeooo:paragraph-rsid="0009380b"/>
    </style:style>
    <style:style style:name="P13" style:family="paragraph" style:parent-style-name="Azione_20_sistema" style:list-style-name="Numerazione_20_UC">
      <style:paragraph-properties fo:margin-left="0cm" fo:margin-right="0cm" fo:text-indent="0cm" style:auto-text-indent="false" style:shadow="none" text:number-lines="true" text:line-number="1"/>
      <style:text-properties style:font-name="Times New Roman" officeooo:rsid="000ad213" officeooo:paragraph-rsid="0009380b"/>
    </style:style>
    <style:style style:name="T1" style:family="text">
      <style:text-properties officeooo:rsid="0011615f"/>
    </style:style>
    <style:style style:name="T2" style:family="text">
      <style:text-properties fo:font-weight="normal" officeooo:rsid="00098bf2" style:font-weight-asian="normal" style:font-weight-complex="normal"/>
    </style:style>
    <style:style style:name="T3" style:family="text">
      <style:text-properties officeooo:rsid="00093f40"/>
    </style:style>
    <style:style style:name="T4" style:family="text">
      <style:text-properties officeooo:rsid="000ad213"/>
    </style:style>
    <style:style style:name="T5" style:family="text">
      <style:text-properties officeooo:rsid="000d8292"/>
    </style:style>
    <style:style style:name="T6" style:family="text">
      <style:text-properties fo:font-weight="bold" officeooo:rsid="000c9c2a" style:font-weight-asian="bold" style:font-weight-complex="bold"/>
    </style:style>
    <style:style style:name="T7" style:family="text">
      <style:text-properties officeooo:rsid="001bdef1"/>
    </style:style>
    <style:style style:name="T8" style:family="text">
      <style:text-properties officeooo:rsid="000a0e29"/>
    </style:style>
    <style:style style:name="T9" style:family="text">
      <style:text-properties officeooo:rsid="000b45cd"/>
    </style:style>
    <style:style style:name="T10" style:family="text">
      <style:text-properties officeooo:rsid="000c9c2a"/>
    </style:style>
    <style:style style:name="T11" style:family="text">
      <style:text-properties officeooo:rsid="0002cdbc"/>
    </style:style>
    <style:style style:name="T12" style:family="text">
      <style:text-properties officeooo:rsid="000425b2"/>
    </style:style>
    <style:style style:name="T13" style:family="text">
      <style:text-properties officeooo:rsid="000f6bd8"/>
    </style:style>
    <style:style style:name="T14" style:family="text">
      <style:text-properties officeooo:rsid="00115d61"/>
    </style:style>
    <style:style style:name="T15" style:family="text">
      <style:text-properties officeooo:rsid="00125b56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Fattura Pagam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6">N.D.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<text:span text:style-name="T1">Iniziato da: </text:span><text:span text:style-name="T2">Impieg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<text:span text:style-name="T3">L'utente accede al sistema e viene riconosciuto come </text:span><text:span text:style-name="T2">Impiegato</text:span></text:p>
            <text:p text:style-name="P9"><text:span text:style-name="T10">L'impiegato</text:span><text:span text:style-name="T3"> accede </text:span><text:span text:style-name="T4">alla sezione </text:span><text:span text:style-name="T9">“</text:span><text:span text:style-name="T10">Fattura Pagamento</text:span><text:span text:style-name="T9">”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<text:span text:style-name="T10">i</text:span></text:p>
          </table:table-cell>
          <table:table-cell table:style-name="Tabella33.B2" office:value-type="string">
            <text:list xml:id="list37359730" text:style-name="Numerazione_20_UC">
              <text:list-item>
                <text:p text:style-name="P10">L'impiegato seleziona l'utente per il quale vuole inviare la fattura.</text:p>
              </text:list-item>
              <text:list-item>
                <text:p text:style-name="P12">Il sistema mostra <text:span text:style-name="T9">un form </text:span><text:span text:style-name="T10">dove inserire, </text:span><text:span text:style-name="T15">oltre ai dati utente,</text:span><text:span text:style-name="T10"> </text:span><text:span text:style-name="T15">il numero transazione, la scadenza pagamento, </text:span><text:span text:style-name="T10">l</text:span><text:span text:style-name="T15">a fascia oraria di appartenenza, l'</text:span><text:span text:style-name="T10">importo della retta </text:span><text:span text:style-name="T14">mensile di base, </text:span><text:span text:style-name="T15">l</text:span><text:span text:style-name="T14"> </text:span><text:span text:style-name="T15">l'importo di e</text:span><text:span text:style-name="T14">ventuali extra (supplementi pasto/orario) e bonus </text:span><text:span text:style-name="T15">da detrarre</text:span><text:span text:style-name="T14"> (sconto famiglia, dipendenti...).</text:span></text:p>
              </text:list-item>
              <text:list-item>
                <text:p text:style-name="P11">L<text:span text:style-name="T5">'</text:span>utente <text:span text:style-name="T9">compila il form e lo sottomette </text:span><text:span text:style-name="T14">al sistema.</text:span></text:p>
              </text:list-item>
              <text:list-item>
                <text:p text:style-name="P12">Il <text:span text:style-name="T14">sistema</text:span> <text:span text:style-name="T10">mostra un messaggio di conferma e sposta la schermata alla sezione “Invia Promemoria” (</text:span><text:span text:style-name="T6">include “Promemoria Fattura</text:span><text:span text:style-name="T10">)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<text:span text:style-name="T9">L'impiegato </text:span><text:span text:style-name="T10">riceve il messaggio di conferma</text:span><text:span text:style-name="T9"> </text:span><text:span text:style-name="T14">di promemoria inviato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7388578" text:continue-numbering="true" text:style-name="Numerazione_20_UC">
              <text:list-header>
                <text:p text:style-name="P13">Nel caso di un errore utente, il sistema mostra all’utente un messaggio di errore che <text:span text:style-name="T4">ne indica la causa.</text:span>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<text:span text:style-name="T7">L'impiegato deve poter visualizzare </text:span><text:span text:style-name="T8">il messaggio di conferma entro 20 secondi.</text:span></text:p>
          </table:table-cell>
        </table:table-row>
      </table:table>
      <text:p text:style-name="P8">UC<text:span text:style-name="T13">3</text:span>: <text:span text:style-name="T12">L</text:span><text:span text:style-name="T11">'impiegato </text:span><text:span text:style-name="T13">invia la fattura ai clienti</text:span><text:span text:style-name="T1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7:32:04.59</meta:creation-date>
    <dc:date>2012-10-25T17:25:22.91</dc:date>
    <meta:editing-duration>PT20M21S</meta:editing-duration>
    <meta:editing-cycles>14</meta:editing-cycles>
    <meta:generator>LibreOffice/3.6$Windows_x86 LibreOffice_project/da8c1e6-fd468f4-454e206-f42a4a9-143cfd</meta:generator>
    <dc:creator>Mariella </dc:creator>
    <meta:document-statistic meta:table-count="1" meta:image-count="0" meta:object-count="0" meta:page-count="1" meta:paragraph-count="21" meta:word-count="168" meta:character-count="1132" meta:non-whitespace-character-count="989"/>
  </office:meta>
</office:document-meta>
</file>